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Preformatted_20_Text">
      <style:paragraph-properties fo:margin-left="1cm" fo:margin-right="1cm" fo:text-indent="0cm" style:auto-text-indent="false"/>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X-TOOLBOX</text:p>
      <text:p text:style-name="P1">Flight Analysis Scripting Languag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text:s/>0 Introduction<text:tab/>3</text:p>
          <text:p text:style-name="P5"><text:s/>0.1 Language basics<text:tab/>3</text:p>
          <text:p text:style-name="P5"><text:s/>0.2 Notation Conventions<text:tab/>3</text:p>
          <text:p text:style-name="P4"><text:s/>1 SET instruction<text:tab/>5</text:p>
          <text:p text:style-name="P5"><text:s/>1.1 Definition<text:tab/>5</text:p>
          <text:p text:style-name="P5"><text:s/>1.2 Examples<text:tab/>7</text:p>
          <text:p text:style-name="P4"><text:s/>2 MAP class<text:tab/>8</text:p>
          <text:p text:style-name="P5"><text:s/>2.1 Constructors<text:tab/>8</text:p>
          <text:p text:style-name="P5"><text:s/>2.2 Display modes<text:tab/>8</text:p>
          <text:p text:style-name="P5"><text:s/>2.3 Examples<text:tab/>8</text:p>
          <text:p text:style-name="P4"><text:s/>3 TASK class<text:tab/>9</text:p>
          <text:p text:style-name="P5"><text:s/>3.1 Constructors<text:tab/>9</text:p>
          <text:p text:style-name="P5"><text:s/>3.2 Examples<text:tab/>10</text:p>
          <text:p text:style-name="P4"><text:s/>4 AREA class<text:tab/>11</text:p>
          <text:p text:style-name="P5"><text:s/>4.1 Constructors<text:tab/>11</text:p>
          <text:p text:style-name="P5"><text:s/>4.2 Display modes<text:tab/>11</text:p>
          <text:p text:style-name="P5"><text:s/>4.3 Examples<text:tab/>12</text:p>
          <text:p text:style-name="P4"><text:s/>5 FILTER class<text:tab/>13</text:p>
          <text:p text:style-name="P5"><text:s/>5.1 Constructors<text:tab/>13</text:p>
          <text:p text:style-name="P5"><text:s/>5.2 Examples<text:tab/>14</text:p>
          <text:p text:style-name="P4"><text:s/>6 POINT class<text:tab/>15</text:p>
          <text:p text:style-name="P5"><text:s/>6.1 Static point (S) constructors<text:tab/>15</text:p>
          <text:p text:style-name="P5"><text:s/>6.2 Point from a list (L) constructors<text:tab/>15</text:p>
          <text:p text:style-name="P5"><text:s/>6.3 Logger mark (M) constructors<text:tab/>16</text:p>
          <text:p text:style-name="P5"><text:s/>6.4 Track point (T) constructors<text:tab/>16</text:p>
          <text:p text:style-name="P5"><text:s/>6.5 Display modes<text:tab/>18</text:p>
          <text:p text:style-name="P5"><text:s/>6.6 Examples<text:tab/>19</text:p>
          <text:p text:style-name="P4"><text:s/>7 RESULT class<text:tab/>20</text:p>
          <text:p text:style-name="P5"><text:s/>7.1 Constructors<text:tab/>20</text:p>
          <text:p text:style-name="P5"><text:s/>7.2 Examples<text:tab/>21</text:p>
          <text:p text:style-name="P4"><text:s/>8 Penalty class<text:tab/>22</text:p>
          <text:p text:style-name="P5"><text:s/>8.1 Constructors<text:tab/>22</text:p>
          <text:p text:style-name="P4"><text:s/>9 Full task examples<text:tab/>23</text:p>
          <text:p text:style-name="P5"><text:s/>9.1 Judge Declared Goal (nearest track point)<text:tab/>23</text:p>
          <text:p text:style-name="P5"><text:s/>9.2 Hesitation Waltz (logger marker drop)<text:tab/>23</text:p>
          <text:p text:style-name="P5"><text:soft-page-break/><text:s/>9.3 Gordon Bennett Memorial (logger marker drop)<text:tab/>23</text:p>
          <text:p text:style-name="P5"><text:s/>9.4 Maximum Distance Double Drop (first in / last out)<text:tab/>24</text:p>
          <text:p text:style-name="P4"><text:s/>10 Bugs and ideas<text:tab/>25</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QNH</text:h>
      <text:p text:style-name="Preformatted_20_Text">set QNH = &lt;value&gt;</text:p>
      <text:p text:style-name="Text_20_body"><text:soft-page-break/>Sets the QNH value</text:p>
      <text:p text:style-name="List_20_Contents">&lt;value&gt; is the qnh value</text:p>
      <text:h text:style-name="Heading_20_3" text:outline-level="3">Key DRATHRESHOLD</text:h>
      <text:p text:style-name="Preformatted_20_Text">set DRATHRESHOLD = &lt;value&gt;</text:p>
      <text:p text:style-name="Text_20_body">Sets the threshold for relative altitude distance computations. If the altitude difference between two points is less than the threshold, 2D distance will be computed. Otherwise, 3D distance is used. If undefined, 0m is assumed (always distance in 3D).</text:p>
      <text:p text:style-name="List_20_Contents">&lt;value&gt; is the threshold value</text:p>
      <text:h text:style-name="Heading_20_3" text:outline-level="3">Key DEFAULTALTITUDE<text:tab/></text:h>
      <text:p text:style-name="Preformatted_20_Text">set DEFAULTALTITUDE = &lt;altitude&gt;</text:p>
      <text:p text:style-name="Text_20_body">Sets the default altitude for pilot declared goals. If undefined, 0 MSL will be assumed.</text:p>
      <text:p text:style-name="List_20_Contents">&lt;altitude&gt; is the <text:s/>default altitude</text:p>
      <text:h text:style-name="Heading_20_3" text:outline-level="3">Key MAXDISTTOCROSSING</text:h>
      <text:p text:style-name="Preformatted_20_Text">set MAXDISTTOCROSSING = &lt;distance&gt;</text:p>
      <text:p text:style-name="Text_20_body">Sets the maximum allowed distance from a pilot declared goal to a valid road crossing. <text:s/>If undefined, 200m will be assumed.</text:p>
      <text:p text:style-name="List_20_Contents">&lt;distance&gt; <text:s/>maximum allowed distanc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text:soft-page-break/>&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IRCLE: Circular area</text:h>
      <text:p text:style-name="Preformatted_20_Text">CIRCLE(&lt;center&gt;, &lt;radius&gt;[, &lt;lowerLimit&gt;[, &lt;upperLimit&gt;]])</text:p>
      <text:p text:style-name="List_20_Contents">&lt;center&gt; is a point name used as the circle center</text:p>
      <text:p text:style-name="List_20_Contents">&lt;radius&gt; is the circle radius</text:p>
      <text:p text:style-name="List_20_Contents">&lt;lowerLimit&gt; is the lower altitude limit</text:p>
      <text:p text:style-name="List_20_Contents">&lt;upperLimit&gt; is the upper altitude limit</text:p>
      <text:h text:style-name="Heading_20_3" text:outline-level="3">Type DOME: Dome shaped area</text:h>
      <text:p text:style-name="Preformatted_20_Text">DOME(&lt;center&gt;, &lt;radius&gt;)</text:p>
      <text:p text:style-name="List_20_Contents">&lt;center&gt; is a point name used as the dome base center</text:p>
      <text:p text:style-name="List_20_Contents">&lt;radius&gt; is the dome radius</text:p>
      <text:h text:style-name="Heading_20_3" text:outline-level="3">Type POLY: Polygonal area</text:h>
      <text:p text:style-name="Preformatted_20_Text">POLY(&lt;fileName&gt;[, &lt;lowerLimit&gt;[, &lt;upperLimit&gt;]])</text:p>
      <text:p text:style-name="List_20_Contents">&lt;fileName&gt; is the name of a track file containing the polygon (trk, igc)</text:p>
      <text:p text:style-name="List_20_Contents">&lt;lowerLimit&gt; is the lower altitude limit</text:p>
      <text:p text:style-name="List_20_Contents">&lt;upperLimit&gt; is the upper altitude limit</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IRCLE(P10, 100m) DEFAULT(green)<text:line-break/>area Area2 = POLY(area2.trk, 100m, 1000m) <text:line-break/>area Area3 = CIRCLE(P10, 500) NONE()</text:p>
      <text:h text:style-name="Heading_20_1" text:outline-level="1">FILTER class</text:h>
      <text:p text:style-name="Text_20_body">Filter track points for the current task. Points filtered out are not considered in further computations. Successive filters in the same task are applied in definition order.</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text:soft-page-break/>&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text:p>
      <text:p text:style-name="Text_20_body">Returns the point closest to a desired one from a list of predefined points.</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 pilot declared goal</text:h>
      <text:p text:style-name="Preformatted_20_Text">MPDG(&lt;number&gt;, &lt;minTime&gt;, &lt;maxTime&gt;)</text:p>
      <text:p text:style-name="Text_20_body">Returns the last occurrence of the desired pilot declared goal within time limits.</text:p>
      <text:p text:style-name="List_20_Contents">&lt;number&gt; desired pilot declared goal number</text:p>
      <text:p text:style-name="List_20_Contents">&lt;minTime&gt; declaration lower time limit</text:p>
      <text:p text:style-name="List_20_Contents">&lt;maxTime&gt; declaration upper time limit</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ext:soft-page-break/>Type TNP: nearest to point</text:h>
      <text:p text:style-name="Preformatted_20_Text">TNP(&lt;pointName&gt;)</text:p>
      <text:p text:style-name="Text_20_body">Returns the closest valid track point to the specified point.</text:p>
      <text:p text:style-name="List_20_Contents">&lt;pointName&gt; is the name of a previously defined point</text:p>
      <text:h text:style-name="Heading_20_3" text:outline-level="3">Type TNL: nearest to point list</text:h>
      <text:p text:style-name="Preformatted_20_Text">TNL(&lt;listPoint1&gt;, &lt;listPoint2&gt;, ...)</text:p>
      <text:p text:style-name="Text_20_body">Returns the closest valid track point to any the specified points.</text:p>
      <text:p text:style-name="List_20_Contents">&lt;listPoint&gt; is the name of another previously defined point</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ext:soft-page-break/>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text:soft-page-break/>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DMAX: maximum distance</text:h>
      <text:p text:style-name="Preformatted_20_Text">DMAX(&lt;pointNameA&gt;, &lt;pointNameB&gt;, &lt;distance&gt;)</text:p>
      <text:p text:style-name="Text_20_body">Applies a result penalty if the 2D distance between point A and point B is greater than the specified distance.</text:p>
      <text:p text:style-name="Text_20_body">//TODO: check the value of the applied penalty (2 x infringement?)</text:p>
      <text:h text:style-name="Heading_20_3" text:outline-level="3">Type DMIN: minimum distance</text:h>
      <text:p text:style-name="Preformatted_20_Text">DMIN(&lt;pointNameA&gt;, &lt;pointNameB&gt;, &lt;distance&gt;)</text:p>
      <text:p text:style-name="Text_20_body">Applies a result penalty if the 2D distance between point A and point B is lesser than the specified distance.</text:p>
      <text:p text:style-name="Text_20_body">//TODO: check the value of the applied penalty (2 x infringement?)</text:p>
      <text:h text:style-name="Heading_20_3" text:outline-level="3">Type BPZ: blue PZ</text:h>
      <text:p text:style-name="Preformatted_20_Text">BPZ(&lt;area&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text:tab/></text:h>
      <text:p text:style-name="Preformatted_20_Text">VSMAX(&lt;vertica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2">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10-22T15:11:04.65</meta:creation-date>
    <dc:date>2011-08-11T13:23:25.04</dc:date>
    <meta:editing-duration>PT25H42M37S</meta:editing-duration>
    <meta:editing-cycles>144</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5" meta:paragraph-count="459" meta:word-count="3249" meta:character-count="21460"/>
  </office:meta>
</office:document-meta>
</file>